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
heart-attack when you fell off—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"This young lass was doing some repairs for
us on the roof."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"This lass is a real genius. I just show her the
ropes, and she absorbs that knowledge straight
away and makes it her own."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"It is true that exercise might not be her strong
suit, though."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